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F000002E50000029550C6AE26.wmf" manifest:media-type=""/>
  <manifest:file-entry manifest:full-path="Pictures/20000012000002E50000029518F174F0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style:line-height-at-least="0.677cm"/>
    </style:style>
    <style:style style:name="P4" style:family="paragraph" style:parent-style-name="Standard">
      <style:paragraph-properties fo:margin-top="0cm" fo:margin-bottom="0cm" style:contextual-spacing="false" fo:line-height="100%" fo:background-color="#f8f8f8" fo:padding-left="0.282cm" fo:padding-right="0.282cm" fo:padding-top="0.176cm" fo:padding-bottom="0.176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background-color="#f8f8f8" fo:padding-left="0.282cm" fo:padding-right="0.282cm" fo:padding-top="0.176cm" fo:padding-bottom="0.176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222222" style:font-name="Courier New" fo:language="en" fo:country="US" style:font-name-asian="Times New Roman1" style:language-asian="es" style:country-asian="ES" style:font-name-complex="Courier New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</style:style>
    <style:style style:name="P8" style:family="paragraph" style:parent-style-name="Standard" style:master-page-name="Standard">
      <style:paragraph-properties fo:margin-top="0cm" fo:margin-bottom="0cm" style:contextual-spacing="false" fo:line-height="100%" style:page-number="auto"/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P9" style:family="paragraph" style:parent-style-name="Standard" style:list-style-name="">
      <style:paragraph-properties fo:margin-top="0cm" fo:margin-bottom="0.397cm" style:contextual-spacing="false" style:line-height-at-least="0.508cm"/>
    </style:style>
    <style:style style:name="P10" style:family="paragraph" style:parent-style-name="Standard">
      <style:paragraph-properties fo:margin-top="0cm" fo:margin-bottom="0.3cm" style:contextual-spacing="false" style:line-height-at-least="0.677cm"/>
    </style:style>
    <style:style style:name="P11" style:family="paragraph" style:parent-style-name="HTML_20_Preformatted">
      <style:text-properties fo:language="en" fo:country="US"/>
    </style:style>
    <style:style style:name="P12" style:family="paragraph">
      <style:paragraph-properties fo:text-align="center"/>
    </style:style>
    <style:style style:name="T1" style:family="text">
      <style:text-properties fo:color="#646464" style:font-name="Verdana" fo:font-size="14.5pt" fo:language="en" fo:country="US" style:font-name-asian="Times New Roman1" style:font-size-asian="14.5pt" style:language-asian="es" style:country-asian="ES" style:font-name-complex="Times New Roman1" style:font-size-complex="14.5pt"/>
    </style:style>
    <style:style style:name="T2" style:family="text">
      <style:text-properties fo:color="#646464" style:font-name="Times New Roman" fo:font-size="14.5pt" fo:language="en" fo:country="US" style:font-name-asian="Times New Roman1" style:font-size-asian="14.5pt" style:language-asian="es" style:country-asian="ES" style:font-name-complex="Times New Roman1" style:font-size-complex="14.5pt"/>
    </style:style>
    <style:style style:name="T3" style:family="text">
      <style:text-properties fo:color="#222222" style:font-name="Verdana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fo:color="#222222" style:font-name="Courier New" fo:language="en" fo:country="US" style:font-name-asian="Times New Roman1" style:language-asian="es" style:country-asian="ES" style:font-name-complex="Courier New1"/>
    </style:style>
    <style:style style:name="T5" style:family="text">
      <style:text-properties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6" style:family="text">
      <style:text-properties style:font-name="Times New Roman" fo:font-size="12pt" fo:language="en" fo:country="US" fo:font-style="italic" style:font-name-asian="Times New Roman1" style:font-size-asian="12pt" style:language-asian="es" style:country-asian="ES" style:font-style-asian="italic" style:font-name-complex="Times New Roman1" style:font-size-complex="12pt" style:font-style-complex="italic"/>
    </style:style>
    <style:style style:name="T7" style:family="text">
      <style:text-properties fo:color="#3c3c3c" style:font-name="Verdana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8" style:family="text">
      <style:text-properties fo:color="#3c3c3c" style:font-name="Times New Roman" fo:font-size="12pt" fo:language="en" fo:country="US" style:font-name-asian="Times New Roman1" style:font-size-asian="12pt" style:language-asian="es" style:country-asian="ES" style:font-name-complex="Times New Roman1" style:font-size-complex="12pt"/>
    </style:style>
    <style:style style:name="T9" style:family="text">
      <style:text-properties style:font-name="Arial" fo:font-size="8pt" fo:language="en" fo:country="US" style:font-name-asian="Times New Roman1" style:font-size-asian="8pt" style:language-asian="es" style:country-asian="ES" style:font-name-complex="Arial1" style:font-size-complex="8pt" text:display="none"/>
    </style:style>
    <style:style style:name="T10" style:family="text">
      <style:text-properties style:font-name="Courier New" fo:language="en" fo:country="US" style:font-name-asian="Times New Roman1" style:language-asian="es" style:country-asian="ES" style:font-name-complex="Courier New1"/>
    </style:style>
    <style:style style:name="T11" style:family="text">
      <style:text-properties fo:language="en" fo:country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9" text:outline-level="2"><text:span text:style-name="T1">HW 4.1</text:span></text:h>
      <text:p text:style-name="P2"><text:span text:style-name="T3">Suppose you have a collection with the following indexes:</text:span></text:p>
      <text:p text:style-name="P4"><text:span text:style-name="T4">&gt; db.products.getIndexes()</text:span></text:p>
      <text:p text:style-name="P4"><text:span text:style-name="T4">[</text:span></text:p>
      <text:p text:style-name="P4"><text:span text:style-name="T4"><text:s/>{</text:span></text:p>
      <text:p text:style-name="P4"><text:span text:style-name="T4"><text:s text:c="2"/>"v" : 1,</text:span></text:p>
      <text:p text:style-name="P4"><text:span text:style-name="T4"><text:s text:c="2"/>"key" : {</text:span></text:p>
      <text:p text:style-name="P4"><text:span text:style-name="T4"><text:s text:c="3"/>"_id" : 1</text:span></text:p>
      <text:p text:style-name="P4"><text:span text:style-name="T4"><text:s text:c="2"/>},</text:span></text:p>
      <text:p text:style-name="P4"><text:span text:style-name="T4"><text:s text:c="2"/>"ns" : "store.products",</text:span></text:p>
      <text:p text:style-name="P4"><text:span text:style-name="T4"><text:s text:c="2"/>"name" : "_id_"</text:span></text:p>
      <text:p text:style-name="P4"><text:span text:style-name="T4"><text:s/>},</text:span></text:p>
      <text:p text:style-name="P4"><text:span text:style-name="T4"><text:s/>{</text:span></text:p>
      <text:p text:style-name="P4"><text:span text:style-name="T4"><text:s text:c="2"/>"v" : 1,</text:span></text:p>
      <text:p text:style-name="P4"><text:span text:style-name="T4"><text:s text:c="2"/>"key" : {</text:span></text:p>
      <text:p text:style-name="P4"><text:span text:style-name="T4"><text:s text:c="3"/>"sku" : 1,</text:span></text:p>
      <text:p text:style-name="P4"><text:span text:style-name="T4"><text:s text:c="3"/>"unique" : true</text:span></text:p>
      <text:p text:style-name="P4"><text:span text:style-name="T4"><text:s text:c="2"/>},</text:span></text:p>
      <text:p text:style-name="P4"><text:span text:style-name="T4"><text:s text:c="2"/>"ns" : "store.products",</text:span></text:p>
      <text:p text:style-name="P4"><text:span text:style-name="T4"><text:s text:c="2"/>"name" : "sku_1_unique_true"</text:span></text:p>
      <text:p text:style-name="P4"><text:span text:style-name="T4"><text:s/>},</text:span></text:p>
      <text:p text:style-name="P4"><text:span text:style-name="T4"><text:s/>{</text:span></text:p>
      <text:p text:style-name="P4"><text:span text:style-name="T4"><text:s text:c="2"/>"v" : 1,</text:span></text:p>
      <text:p text:style-name="P4"><text:span text:style-name="T4"><text:s text:c="2"/>"key" : {</text:span></text:p>
      <text:p text:style-name="P4"><text:span text:style-name="T4"><text:s text:c="3"/>"price" : -1</text:span></text:p>
      <text:p text:style-name="P4"><text:span text:style-name="T4"><text:s text:c="2"/>},</text:span></text:p>
      <text:p text:style-name="P4"><text:span text:style-name="T4"><text:s text:c="2"/>"ns" : "store.products",</text:span></text:p>
      <text:p text:style-name="P4"><text:span text:style-name="T4"><text:s text:c="2"/>"name" : "price_-1"</text:span></text:p>
      <text:p text:style-name="P4"><text:span text:style-name="T4"><text:s/>},</text:span></text:p>
      <text:p text:style-name="P4"><text:span text:style-name="T4"><text:s/>{</text:span></text:p>
      <text:p text:style-name="P4"><text:span text:style-name="T4"><text:s text:c="2"/>"v" : 1,</text:span></text:p>
      <text:p text:style-name="P4"><text:span text:style-name="T4"><text:s text:c="2"/>"key" : {</text:span></text:p>
      <text:p text:style-name="P4"><text:span text:style-name="T4"><text:s text:c="3"/>"description" : 1</text:span></text:p>
      <text:p text:style-name="P4"><text:span text:style-name="T4"><text:s text:c="2"/>},</text:span></text:p>
      <text:p text:style-name="P4"><text:span text:style-name="T4"><text:s text:c="2"/>"ns" : "store.products",</text:span></text:p>
      <text:p text:style-name="P4"><text:span text:style-name="T4"><text:s text:c="2"/>"name" : "description_1"</text:span></text:p>
      <text:p text:style-name="P4"><text:span text:style-name="T4"><text:s/>},</text:span></text:p>
      <text:p text:style-name="P4"><text:span text:style-name="T4"><text:s/>{</text:span></text:p>
      <text:p text:style-name="P4"><text:span text:style-name="T4"><text:s text:c="2"/>"v" : 1,</text:span></text:p>
      <text:p text:style-name="P4"><text:span text:style-name="T4"><text:s text:c="2"/>"key" : {</text:span></text:p>
      <text:p text:style-name="P4"><text:span text:style-name="T4"><text:s text:c="3"/>"category" : 1,</text:span></text:p>
      <text:p text:style-name="P4"><text:span text:style-name="T4"><text:s text:c="3"/>"brand" : 1</text:span></text:p>
      <text:p text:style-name="P4"><text:span text:style-name="T4"><text:s text:c="2"/>},</text:span></text:p>
      <text:p text:style-name="P4"><text:span text:style-name="T4"><text:s text:c="2"/>"ns" : "store.products",</text:span></text:p>
      <text:p text:style-name="P4"><text:span text:style-name="T4"><text:s text:c="2"/>"name" : "category_1_brand_1"</text:span></text:p>
      <text:p text:style-name="P4"><text:span text:style-name="T4"><text:s/>},</text:span></text:p>
      <text:p text:style-name="P4"><text:span text:style-name="T4"><text:s/>{</text:span></text:p>
      <text:p text:style-name="P4"><text:span text:style-name="T4"><text:s text:c="2"/>"v" : 1,</text:span></text:p>
      <text:p text:style-name="P4"><text:span text:style-name="T4"><text:s text:c="2"/>"key" : {</text:span></text:p>
      <text:p text:style-name="P4"><text:span text:style-name="T4"><text:s text:c="3"/>"reviews.author" : 1</text:span></text:p>
      <text:p text:style-name="P4"><text:span text:style-name="T4"><text:s text:c="2"/>},</text:span></text:p>
      <text:p text:style-name="P4"><text:span text:style-name="T4"><text:s text:c="2"/>"ns" : "store.products",</text:span></text:p>
      <text:p text:style-name="P4"><text:soft-page-break/><text:span text:style-name="T4"><text:s text:c="2"/>"name" : "reviews.author_1"</text:span></text:p>
      <text:p text:style-name="P4"><text:span text:style-name="T4"><text:s/>}</text:span></text:p>
      <text:p text:style-name="P5"/>
      <text:p text:style-name="P10"><text:span text:style-name="T3">Which of the following queries can utilize an index. Check all that apply.</text:span></text:p>
      <text:p text:style-name="P6"><text:span text:style-name="T9">Principio del formulario</text:span></text:p>
      <text:p text:style-name="P3"><draw:frame text:anchor-type="as-char" svg:y="0cm" draw:z-index="0" draw:style-name="gr1" draw:text-style-name="P12" svg:width="0.715cm" svg:height="0.636cm"><draw:image xlink:href="Pictures/20000012000002E50000029518F174F0.wmf" xlink:type="simple" xlink:show="embed" xlink:actuate="onLoad"><text:p/></draw:image></draw:frame><text:span text:style-name="T7">db.products.find({'brand':"GE"})</text:span></text:p>
      <text:p text:style-name="P3"><draw:frame text:anchor-type="as-char" svg:y="0cm" draw:z-index="1" draw:style-name="gr1" draw:text-style-name="P12" svg:width="0.715cm" svg:height="0.636cm"><draw:image xlink:href="Pictures/2000000F000002E50000029550C6AE26.wmf" xlink:type="simple" xlink:show="embed" xlink:actuate="onLoad"><text:p/></draw:image></draw:frame><text:span text:style-name="T7">db.products.find({'brand':"GE"}).sort({price:1})</text:span></text:p>
      <text:p text:style-name="P3"><draw:frame text:anchor-type="as-char" svg:y="0cm" draw:z-index="2" draw:style-name="gr1" draw:text-style-name="P12" svg:width="0.715cm" svg:height="0.636cm"><draw:image xlink:href="Pictures/2000000F000002E50000029550C6AE26.wmf" xlink:type="simple" xlink:show="embed" xlink:actuate="onLoad"><text:p/></draw:image></draw:frame><text:span text:style-name="T7">db.products.find({$and:[{price:{$gt:30}}, {price:{$lt:50}}]}).sort({brand:1})</text:span></text:p>
      <text:p text:style-name="P3"><draw:frame text:anchor-type="as-char" svg:y="0cm" draw:z-index="3" draw:style-name="gr1" draw:text-style-name="P12" svg:width="0.715cm" svg:height="0.636cm"><draw:image xlink:href="Pictures/20000012000002E50000029518F174F0.wmf" xlink:type="simple" xlink:show="embed" xlink:actuate="onLoad"><text:p/></draw:image></draw:frame><text:span text:style-name="T7">db.products.find({brand:'GE'}).sort({category:1, brand:-1}).explain() </text:span></text:p>
      <text:p text:style-name="P7"><text:span text:style-name="T9">Final del formulario</text:span></text:p>
      <text:p text:style-name="P2"><text:span text:style-name="T5"><text:line-break/></text:span></text:p>
      <text:h text:style-name="P9" text:outline-level="2"><text:span text:style-name="T2">HW 4.2</text:span></text:h>
      <text:p text:style-name="P2"><text:span text:style-name="T5">Suppose you have a collection called </text:span><text:span text:style-name="T6">tweets</text:span><text:span text:style-name="T5"> whose documents contain information about the </text:span><text:span text:style-name="T6">created_at</text:span><text:span text:style-name="T5"> time of the tweet and the user's </text:span><text:span text:style-name="T6">followers_count</text:span><text:span text:style-name="T5"> at the time they issued the tweet. What can you infer from the following </text:span><text:span text:style-name="T6">explain</text:span><text:span text:style-name="T5"> output?</text:span></text:p>
      <text:p text:style-name="P4"><text:span text:style-name="T10">db.tweets.find({"user.followers_count":{$gt:1000}}).sort({"created_at" : 1 }).limit(10).skip(5000).explain()</text:span></text:p>
      <text:p text:style-name="P4"><text:span text:style-name="T10">{</text:span></text:p>
      <text:p text:style-name="P4"><text:span text:style-name="T10"><text:s text:c="8"/>"cursor" : "BtreeCursor created_at_-1 reverse",</text:span></text:p>
      <text:p text:style-name="P4"><text:span text:style-name="T10"><text:s text:c="8"/>"isMultiKey" : false,</text:span></text:p>
      <text:p text:style-name="P4"><text:span text:style-name="T10"><text:s text:c="8"/>"n" : 10,</text:span></text:p>
      <text:p text:style-name="P4"><text:span text:style-name="T10"><text:s text:c="8"/>"nscannedObjects" : 46462,</text:span></text:p>
      <text:p text:style-name="P4"><text:span text:style-name="T10"><text:s text:c="8"/>"nscanned" : 46462,</text:span></text:p>
      <text:p text:style-name="P4"><text:span text:style-name="T10"><text:s text:c="8"/>"nscannedObjectsAllPlans" : 49763,</text:span></text:p>
      <text:p text:style-name="P4"><text:span text:style-name="T10"><text:s text:c="8"/>"nscannedAllPlans" : 49763,</text:span></text:p>
      <text:p text:style-name="P4"><text:span text:style-name="T10"><text:s text:c="8"/>"scanAndOrder" : false,</text:span></text:p>
      <text:p text:style-name="P4"><text:span text:style-name="T10"><text:s text:c="8"/>"indexOnly" : false,</text:span></text:p>
      <text:p text:style-name="P4"><text:span text:style-name="T10"><text:s text:c="8"/>"nYields" : 0,</text:span></text:p>
      <text:p text:style-name="P4"><text:span text:style-name="T10"><text:s text:c="8"/>"nChunkSkips" : 0,</text:span></text:p>
      <text:p text:style-name="P4"><text:span text:style-name="T10"><text:s text:c="8"/>"millis" : 205,</text:span></text:p>
      <text:p text:style-name="P4"><text:span text:style-name="T10"><text:s text:c="8"/>"indexBounds" : {</text:span></text:p>
      <text:p text:style-name="P4"><text:span text:style-name="T10"><text:s text:c="16"/>"created_at" : [</text:span></text:p>
      <text:p text:style-name="P4"><text:span text:style-name="T10"><text:s text:c="24"/>[</text:span></text:p>
      <text:p text:style-name="P4"><text:span text:style-name="T10"><text:s text:c="32"/>{</text:span></text:p>
      <text:p text:style-name="P4"><text:span text:style-name="T10"><text:s text:c="40"/>"$minElement" : 1</text:span></text:p>
      <text:p text:style-name="P4"><text:span text:style-name="T10"><text:s text:c="32"/>},</text:span></text:p>
      <text:p text:style-name="P4"><text:span text:style-name="T10"><text:s text:c="32"/>{</text:span></text:p>
      <text:p text:style-name="P4"><text:span text:style-name="T10"><text:s text:c="40"/>"$maxElement" : 1</text:span></text:p>
      <text:p text:style-name="P4"><text:span text:style-name="T10"><text:s text:c="32"/>}</text:span></text:p>
      <text:p text:style-name="P4"><text:span text:style-name="T10"><text:s text:c="24"/>]</text:span></text:p>
      <text:p text:style-name="P4"><text:span text:style-name="T10"><text:s text:c="16"/>]</text:span></text:p>
      <text:p text:style-name="P4"><text:soft-page-break/><text:span text:style-name="T10"><text:s text:c="8"/>},</text:span></text:p>
      <text:p text:style-name="P4"><text:span text:style-name="T10"><text:s text:c="8"/>"server" : "localhost.localdomain:27017"</text:span></text:p>
      <text:p text:style-name="P4"><text:span text:style-name="T10">}</text:span></text:p>
      <text:p text:style-name="P6"><text:span text:style-name="T9">Principio del formulario</text:span></text:p>
      <text:p text:style-name="P3"><draw:frame text:anchor-type="as-char" svg:y="0cm" draw:z-index="4" draw:style-name="gr1" draw:text-style-name="P12" svg:width="0.715cm" svg:height="0.636cm"><draw:image xlink:href="Pictures/2000000F000002E50000029550C6AE26.wmf" xlink:type="simple" xlink:show="embed" xlink:actuate="onLoad"><text:p/></draw:image></draw:frame><text:span text:style-name="T8">This query performs a collection scan.</text:span></text:p>
      <text:p text:style-name="P3"><draw:frame text:anchor-type="as-char" svg:y="0cm" draw:z-index="5" draw:style-name="gr1" draw:text-style-name="P12" svg:width="0.715cm" svg:height="0.636cm"><draw:image xlink:href="Pictures/2000000F000002E50000029550C6AE26.wmf" xlink:type="simple" xlink:show="embed" xlink:actuate="onLoad"><text:p/></draw:image></draw:frame><text:span text:style-name="T8">The query uses an index to determine the order in which to return result documents.</text:span><text:span text:style-name="T8"><draw:frame text:anchor-type="as-char" svg:y="0cm" draw:z-index="6" draw:style-name="gr1" draw:text-style-name="P12" svg:width="0.715cm" svg:height="0.636cm"><draw:image xlink:href="Pictures/20000012000002E50000029518F174F0.wmf" xlink:type="simple" xlink:show="embed" xlink:actuate="onLoad"><text:p/></draw:image></draw:frame></text:span><text:span text:style-name="T8">The query uses an index to determine which documents match.</text:span></text:p>
      <text:p text:style-name="P3"><draw:frame text:anchor-type="as-char" svg:y="0cm" draw:z-index="7" draw:style-name="gr1" draw:text-style-name="P12" svg:width="0.715cm" svg:height="0.636cm"><draw:image xlink:href="Pictures/20000012000002E50000029518F174F0.wmf" xlink:type="simple" xlink:show="embed" xlink:actuate="onLoad"><text:p/></draw:image></draw:frame><text:span text:style-name="T8">The query returns 46462 documents.</text:span></text:p>
      <text:p text:style-name="P3"><draw:frame text:anchor-type="as-char" svg:y="0cm" draw:z-index="8" draw:style-name="gr1" draw:text-style-name="P12" svg:width="0.715cm" svg:height="0.636cm"><draw:image xlink:href="Pictures/2000000F000002E50000029550C6AE26.wmf" xlink:type="simple" xlink:show="embed" xlink:actuate="onLoad"><text:p/></draw:image></draw:frame><text:span text:style-name="T8">The query visits 46462 documents.</text:span></text:p>
      <text:p text:style-name="P3"><draw:frame text:anchor-type="as-char" svg:y="0cm" draw:z-index="9" draw:style-name="gr1" draw:text-style-name="P12" svg:width="0.715cm" svg:height="0.636cm"><draw:image xlink:href="Pictures/20000012000002E50000029518F174F0.wmf" xlink:type="simple" xlink:show="embed" xlink:actuate="onLoad"><text:p/></draw:image></draw:frame><text:span text:style-name="T8">The query is a "covered index query". </text:span></text:p>
      <text:p text:style-name="P7"><text:span text:style-name="T9">Final del formulario</text:span></text:p>
      <text:p text:style-name="P2"><text:span text:style-name="T5"><text:line-break/><text:line-break/></text:span></text:p>
      <text:h text:style-name="P9" text:outline-level="2"><text:span text:style-name="T1">HW 4.3</text:span></text:h>
      <text:p text:style-name="HTML_20_Preformatted"><text:span text:style-name="nx"><text:span text:style-name="T11">use</text:span></text:span><text:span text:style-name="T11"> </text:span><text:span text:style-name="nx"><text:span text:style-name="T11">blog</text:span></text:span></text:p>
      <text:p text:style-name="HTML_20_Preformatted"><text:span text:style-name="nx"><text:span text:style-name="T11">db</text:span></text:span><text:span text:style-name="p"><text:span text:style-name="T11">.</text:span></text:span><text:span text:style-name="nx"><text:span text:style-name="T11">posts</text:span></text:span><text:span text:style-name="p"><text:span text:style-name="T11">.</text:span></text:span><text:span text:style-name="nx"><text:span text:style-name="T11">ensureIndex</text:span></text:span><text:span text:style-name="p"><text:span text:style-name="T11">({</text:span></text:span><text:span text:style-name="s2"><text:span text:style-name="T11">"date"</text:span></text:span><text:span text:style-name="o"><text:span text:style-name="T11">:-</text:span></text:span><text:span text:style-name="mi"><text:span text:style-name="T11">1</text:span></text:span><text:span text:style-name="p"><text:span text:style-name="T11">})</text:span></text:span></text:p>
      <text:p text:style-name="HTML_20_Preformatted"><text:span text:style-name="nx"><text:span text:style-name="T11">db</text:span></text:span><text:span text:style-name="p"><text:span text:style-name="T11">.</text:span></text:span><text:span text:style-name="nx"><text:span text:style-name="T11">posts</text:span></text:span><text:span text:style-name="p"><text:span text:style-name="T11">.</text:span></text:span><text:span text:style-name="nx"><text:span text:style-name="T11">ensureIndex</text:span></text:span><text:span text:style-name="p"><text:span text:style-name="T11">({</text:span></text:span><text:span text:style-name="s2"><text:span text:style-name="T11">"tags"</text:span></text:span><text:span text:style-name="o"><text:span text:style-name="T11">:</text:span></text:span><text:span text:style-name="mi"><text:span text:style-name="T11">1</text:span></text:span><text:span text:style-name="p"><text:span text:style-name="T11">,</text:span></text:span><text:span text:style-name="s2"><text:span text:style-name="T11">"date"</text:span></text:span><text:span text:style-name="o"><text:span text:style-name="T11">:-</text:span></text:span><text:span text:style-name="mi"><text:span text:style-name="T11">1</text:span></text:span><text:span text:style-name="p"><text:span text:style-name="T11">})</text:span></text:span></text:p>
      <text:p text:style-name="HTML_20_Preformatted"><text:span text:style-name="nx"><text:span text:style-name="T11">db</text:span></text:span><text:span text:style-name="p"><text:span text:style-name="T11">.</text:span></text:span><text:span text:style-name="nx"><text:span text:style-name="T11">posts</text:span></text:span><text:span text:style-name="p"><text:span text:style-name="T11">.</text:span></text:span><text:span text:style-name="nx"><text:span text:style-name="T11">ensureIndex</text:span></text:span><text:span text:style-name="p"><text:span text:style-name="T11">({</text:span></text:span><text:span text:style-name="s2"><text:span text:style-name="T11">"permalink"</text:span></text:span><text:span text:style-name="o"><text:span text:style-name="T11">:</text:span></text:span><text:span text:style-name="mi"><text:span text:style-name="T11">1</text:span></text:span><text:span text:style-name="p"><text:span text:style-name="T11">})</text:span></text:span></text:p>
      <text:p text:style-name="HTML_20_Preformatted"><text:span text:style-name="nx"><text:span text:style-name="T11">db</text:span></text:span><text:span text:style-name="p"><text:span text:style-name="T11">.</text:span></text:span><text:span text:style-name="nx"><text:span text:style-name="T11">posts</text:span></text:span><text:span text:style-name="p"><text:span text:style-name="T11">.</text:span></text:span><text:span text:style-name="nx"><text:span text:style-name="T11">getIndexes</text:span></text:span><text:span text:style-name="p"><text:span text:style-name="T11">()</text:span></text:span></text:p>
      <text:p text:style-name="P11"/>
      <text:p text:style-name="Standard"><text:span text:style-name="T11">Welcome to the HW 4.3 Checker. My job is to make sure you added the indexes that make the blog fast in the following three situations</text:span></text:p>
      <text:p text:style-name="Standard"><text:span text:style-name="T11"><text:s text:c="8"/>When showing the home page</text:span></text:p>
      <text:p text:style-name="Standard"><text:span text:style-name="T11"><text:s text:c="8"/>When fetching a particular post</text:span></text:p>
      <text:p text:style-name="Standard"><text:span text:style-name="T11"><text:s text:c="8"/>When showing all posts for a particular tag</text:span></text:p>
      <text:p text:style-name="Standard"><text:span text:style-name="T11">Data looks like it is properly loaded into the posts collection</text:span></text:p>
      <text:p text:style-name="Standard"><text:span text:style-name="T11">Home page is super fast. Nice job.</text:span></text:p>
      <text:p text:style-name="P1"/>
      <text:p text:style-name="Standard"><text:span text:style-name="T11">Blog retrieval by permalink is super fast. Nice job.</text:span></text:p>
      <text:p text:style-name="P1"/>
      <text:p text:style-name="Standard"><text:span text:style-name="T11">Blog retrieval by tag is super fast. Nice job.</text:span></text:p>
      <text:p text:style-name="P1"/>
      <text:p text:style-name="Standard"><text:span text:style-name="T11">Tests Passed for HW 4.3. Your HW 4.3 validation code is 34f9jr29sh29f20fsplinv</text:span></text:p>
      <text:p text:style-name="P1"/>
      <text:h text:style-name="P9" text:outline-level="2"><text:soft-page-break/><text:span text:style-name="T1">HW 4.4</text:span></text:h>
      <text:p text:style-name="HTML_20_Preformatted"><text:span text:style-name="nx"><text:span text:style-name="T11">use</text:span></text:span><text:span text:style-name="T11"> </text:span><text:span text:style-name="nx"><text:span text:style-name="T11">m101</text:span></text:span></text:p>
      <text:p text:style-name="HTML_20_Preformatted"><text:span text:style-name="nx"><text:span text:style-name="T11">db</text:span></text:span><text:span text:style-name="p"><text:span text:style-name="T11">.</text:span></text:span><text:span text:style-name="nx"><text:span text:style-name="T11">profile</text:span></text:span><text:span text:style-name="p"><text:span text:style-name="T11">.</text:span></text:span><text:span text:style-name="nx"><text:span text:style-name="T11">find</text:span></text:span><text:span text:style-name="p"><text:span text:style-name="T11">({</text:span></text:span><text:span text:style-name="s2"><text:span text:style-name="T11">"ns"</text:span></text:span><text:span text:style-name="o"><text:span text:style-name="T11">:</text:span></text:span><text:span text:style-name="s2"><text:span text:style-name="T11">"school2.students"</text:span></text:span><text:span text:style-name="p"><text:span text:style-name="T11">},{</text:span></text:span><text:span text:style-name="s2"><text:span text:style-name="T11">"millis"</text:span></text:span><text:span text:style-name="o"><text:span text:style-name="T11">:</text:span></text:span><text:span text:style-name="kc"><text:span text:style-name="T11">true</text:span></text:span><text:span text:style-name="p"><text:span text:style-name="T11">}).</text:span></text:span><text:span text:style-name="nx"><text:span text:style-name="T11">sort</text:span></text:span><text:span text:style-name="p"><text:span text:style-name="T11">({</text:span></text:span><text:span text:style-name="s2"><text:span text:style-name="T11">"millis"</text:span></text:span><text:span text:style-name="o"><text:span text:style-name="T11">:-</text:span></text:span><text:span text:style-name="mi"><text:span text:style-name="T11">1</text:span></text:span><text:span text:style-name="p"><text:span text:style-name="T11">}).</text:span></text:span><text:span text:style-name="nx"><text:span text:style-name="T11">limit</text:span></text:span><text:span text:style-name="p"><text:span text:style-name="T11">(</text:span></text:span><text:span text:style-name="mi"><text:span text:style-name="T11">5</text:span></text:span><text:span text:style-name="p"><text:span text:style-name="T11">)</text:span></text:span></text:p>
      <text:p text:style-name="P1"/>
      <text:p text:style-name="Standard"><text:span text:style-name="T11">{ "_id" : ObjectId("5322eb92d6bd73d7f59f4ecc"), "millis" : 15820 }</text:span></text:p>
      <text:p text:style-name="Standard"><text:span text:style-name="T11">{ "_id" : ObjectId("5322eb92d6bd73d7f59f4b49"), "millis" : 12560 }</text:span></text:p>
      <text:p text:style-name="Standard"><text:span text:style-name="T11">{ "_id" : ObjectId("5322eb92d6bd73d7f59f4cae"), "millis" : 11084 }</text:span></text:p>
      <text:p text:style-name="Standard"><text:span text:style-name="T11">{ "_id" : ObjectId("5322eb92d6bd73d7f59f4b5f"), "millis" : 9493 }</text:span></text:p>
      <text:p text:style-name="Standard"><text:span text:style-name="T11">{ "_id" : ObjectId("5322eb92d6bd73d7f59f4ec1"), "millis" : 9059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default-outline-level="3" style:list-style-name="" style:class="text"/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z-Final_20_del_20_formulario_20_Car" style:display-name="z-Final del formulario C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 text:display="none"/>
    </style:style>
    <style:style style:name="nx" style:family="text" style:parent-style-name="Default_20_Paragraph_20_Font"/>
    <style:style style:name="p" style:family="text" style:parent-style-name="Default_20_Paragraph_20_Font"/>
    <style:style style:name="s2" style:family="text" style:parent-style-name="Default_20_Paragraph_20_Font"/>
    <style:style style:name="o" style:family="text" style:parent-style-name="Default_20_Paragraph_20_Font"/>
    <style:style style:name="mi" style:family="text" style:parent-style-name="Default_20_Paragraph_20_Font"/>
    <style:style style:name="kc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avarro</meta:initial-creator>
    <dc:creator>janavarro</dc:creator>
    <meta:editing-cycles>7</meta:editing-cycles>
    <meta:creation-date>2014-03-03T15:04:00</meta:creation-date>
    <dc:date>2014-03-14T11:46:00</dc:date>
    <meta:editing-duration>PT50S</meta:editing-duration>
    <meta:generator>LibreOffice/4.2.1.1$Windows_x86 LibreOffice_project/d7dbbd7842e6a58b0f521599204e827654e1fb8b</meta:generator>
    <meta:document-statistic meta:table-count="0" meta:image-count="0" meta:object-count="0" meta:page-count="4" meta:paragraph-count="119" meta:word-count="446" meta:character-count="3559" meta:non-whitespace-character-count="2697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